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ffff" draw:marker-start-width="0.359cm" draw:marker-end-width="0.359cm" draw:fill="none" draw:fill-color="#ffffff" draw:textarea-horizontal-align="center" draw:textarea-vertical-align="middle" draw:auto-grow-height="true" draw:auto-grow-width="false" fo:min-height="1.491cm" fo:min-width="0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ff" draw:marker-start-width="0.359cm" draw:marker-end-width="0.359cm" draw:fill="none" draw:fill-color="#ffffff" draw:textarea-horizontal-align="center" draw:textarea-vertical-align="middle" draw:auto-grow-height="true" draw:auto-grow-width="false" fo:min-height="0.746cm" fo:min-width="0cm" fo:padding-top="0.178cm" fo:padding-bottom="0.178cm" fo:padding-left="0.303cm" fo:padding-right="0.303cm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ffffff" draw:marker-start-width="0.359cm" draw:marker-end-width="0.359cm" draw:fill="none" draw:fill-color="#ffffff" draw:textarea-horizontal-align="center" draw:textarea-vertical-align="middle" draw:auto-grow-height="true" draw:auto-grow-width="true" fo:min-height="0.746cm" fo:min-width="2.11cm" fo:padding-top="0.178cm" fo:padding-bottom="0.178cm" fo:padding-left="0.303cm" fo:padding-right="0.303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ffffff" draw:marker-start-width="0.359cm" draw:marker-end-width="0.359cm" draw:fill="none" draw:fill-color="#ffffff" draw:textarea-horizontal-align="center" draw:textarea-vertical-align="middle" draw:auto-grow-height="true" draw:auto-grow-width="false" fo:min-height="0.894cm" fo:min-width="0cm" fo:padding-top="0.178cm" fo:padding-bottom="0.178cm" fo:padding-left="0.303cm" fo:padding-right="0.303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width="0.106cm" svg:stroke-color="#ffffff" draw:marker-start-width="0.359cm" draw:marker-end-width="0.359cm" draw:fill="none" draw:fill-color="#ffffff" draw:auto-grow-height="true" draw:auto-grow-width="false" fo:min-height="0.894cm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Bookman Old Style"/>
    </style:style>
    <style:style style:name="P4" style:family="paragraph">
      <loext:graphic-properties draw:fill="none" draw:fill-color="#ffffff"/>
      <style:paragraph-properties fo:text-align="center"/>
      <style:text-properties style:font-name="Bookman Old Style" style:font-name-complex="Bookman Old Styl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ookman Old Style" fo:font-size="16pt" style:font-name-complex="Bookman Old Style" style:font-size-complex="16pt"/>
    </style:style>
    <style:style style:name="P7" style:family="paragraph">
      <loext:graphic-properties draw:fill="none" draw:fill-color="#ffffff"/>
      <style:text-properties style:font-name="Bookman Old Style"/>
    </style:style>
    <style:style style:name="T1" style:family="text">
      <style:text-properties style:font-name="Bookman Old Sty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ookman Old Style" fo:font-size="1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Bookman Old Sty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cm" svg:height="1.847cm" svg:x="1.25cm" svg:y="3.702cm">
          <draw:text-box>
            <text:p text:style-name="P1"><text:span text:style-name="T1">Tiramo</text:span></text:p>
          </draw:text-box>
        </draw:frame>
        <draw:frame draw:style-name="gr2" draw:text-style-name="P3" draw:layer="layout" svg:width="3.491cm" svg:height="1.102cm" svg:x="1.25cm" svg:y="5.75cm">
          <draw:text-box>
            <text:p text:style-name="P1"><text:span text:style-name="T1">Luchamo</text:span></text:p>
          </draw:text-box>
        </draw:frame>
        <draw:frame draw:style-name="gr3" draw:text-style-name="P3" draw:layer="layout" svg:width="2.716cm" svg:height="1.102cm" svg:x="1.25cm" svg:y="7.398cm">
          <draw:text-box>
            <text:p text:style-name="P1"><text:span text:style-name="T1">Cetello</text:span></text:p>
          </draw:text-box>
        </draw:frame>
        <draw:frame draw:style-name="gr2" draw:text-style-name="P3" draw:layer="layout" svg:width="2.691cm" svg:height="1.102cm" svg:x="8cm" svg:y="9.25cm">
          <draw:text-box>
            <text:p text:style-name="P1"><text:span text:style-name="T1">Bazein</text:span></text:p>
          </draw:text-box>
        </draw:frame>
        <draw:frame draw:style-name="gr2" draw:text-style-name="P4" draw:layer="layout" svg:width="4.75cm" svg:height="1.102cm" svg:x="7.25cm" svg:y="12.898cm">
          <draw:text-box>
            <text:p><text:span text:style-name="T2">Barrbazein</text:span></text:p>
          </draw:text-box>
        </draw:frame>
        <draw:frame draw:style-name="gr2" draw:text-style-name="P4" draw:layer="layout" svg:width="5.25cm" svg:height="1.102cm" svg:x="1.5cm" svg:y="11cm">
          <draw:text-box>
            <text:p><text:span text:style-name="T2">Veaubaysano</text:span></text:p>
          </draw:text-box>
        </draw:frame>
        <draw:frame draw:style-name="gr4" draw:text-style-name="P4" draw:layer="layout" svg:width="3.858cm" svg:height="1.25cm" svg:x="15cm" svg:y="11cm">
          <draw:text-box>
            <text:p><text:span text:style-name="T2">Vobazein</text:span></text:p>
          </draw:text-box>
        </draw:frame>
        <draw:frame draw:style-name="gr2" draw:text-style-name="P4" draw:layer="layout" svg:width="3.5cm" svg:height="1.102cm" svg:x="15cm" svg:y="16cm">
          <draw:text-box>
            <text:p><text:span text:style-name="T2">Vobarret</text:span></text:p>
          </draw:text-box>
        </draw:frame>
        <draw:frame draw:style-name="gr2" draw:text-style-name="P4" draw:layer="layout" svg:width="3.25cm" svg:height="1.102cm" svg:x="10cm" svg:y="14.5cm">
          <draw:text-box>
            <text:p><text:span text:style-name="T2">Barret</text:span></text:p>
          </draw:text-box>
        </draw:frame>
        <draw:line draw:style-name="gr5" draw:text-style-name="P5" draw:layer="layout" svg:x1="7cm" svg:y1="1cm" svg:x2="7cm" svg:y2="26.94cm">
          <text:p/>
        </draw:line>
        <draw:line draw:style-name="gr5" draw:text-style-name="P5" draw:layer="layout" svg:x1="14cm" svg:y1="1cm" svg:x2="14cm" svg:y2="26.94cm">
          <text:p/>
        </draw:line>
        <draw:frame draw:style-name="gr2" draw:text-style-name="P4" draw:layer="layout" svg:width="3.5cm" svg:height="1.102cm" svg:x="15cm" svg:y="17.898cm">
          <draw:text-box>
            <text:p><text:span text:style-name="T2">Tauromo</text:span></text:p>
          </draw:text-box>
        </draw:frame>
        <draw:frame draw:style-name="gr2" draw:text-style-name="P4" draw:layer="layout" svg:width="3cm" svg:height="1.102cm" svg:x="17cm" svg:y="20cm">
          <draw:text-box>
            <text:p><text:span text:style-name="T2">Knight</text:span></text:p>
          </draw:text-box>
        </draw:frame>
        <draw:frame draw:style-name="gr4" draw:text-style-name="P6" draw:layer="layout" svg:width="3.25cm" svg:height="1.25cm" svg:x="2cm" svg:y="20cm">
          <draw:text-box>
            <text:p><text:span text:style-name="T2">Pancerk</text:span></text:p>
          </draw:text-box>
        </draw:frame>
        <draw:frame draw:style-name="gr6" draw:text-style-name="P7" draw:layer="layout" svg:width="6cm" svg:height="1.25cm" svg:x="1cm" svg:y="1.5cm">
          <draw:text-box>
            <text:p><text:span text:style-name="T1">Ordained Nobles</text:span></text:p>
          </draw:text-box>
        </draw:frame>
        <draw:frame draw:style-name="gr6" draw:text-style-name="P7" draw:layer="layout" svg:width="4.75cm" svg:height="1.25cm" svg:x="7.5cm" svg:y="1.5cm">
          <draw:text-box>
            <text:p><text:span text:style-name="T1">Land Nobles</text:span></text:p>
          </draw:text-box>
        </draw:frame>
        <draw:frame draw:style-name="gr6" draw:text-style-name="P7" draw:layer="layout" svg:width="6cm" svg:height="1.25cm" svg:x="14.59cm" svg:y="1.5cm">
          <draw:text-box>
            <text:p><text:span text:style-name="T1">Title Nob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Mangal2" style:font-family-complex="Mangal"/>
    </style:style>
    <style:style style:name="List" style:family="graphic">
      <style:paragraph-properties style:text-autospace="none"/>
      <style:text-properties style:font-name-complex="Mangal2" style:font-family-complex="Mangal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Segoe UI" style:font-family-asian="'Segoe UI'" style:font-family-generic-asian="roma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9T16:53:03.558475000</meta:creation-date>
    <dc:date>2025-11-14T11:51:12.010517300</dc:date>
    <meta:editing-duration>P2DT21H2M19S</meta:editing-duration>
    <meta:editing-cycles>3</meta:editing-cycles>
    <meta:generator>LibreOffice/25.2.6.2$Windows_X86_64 LibreOffice_project/729c5bfe710f5eb71ed3bbde9e06a6065e9c6c5d</meta:generator>
    <meta:document-statistic meta:object-count="17"/>
  </office:meta>
</office:document-meta>
</file>